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2714304378304996990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41789297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1786601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1767679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5983211014928534144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4915730198355133757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2777810384131117310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8826672212966317390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137406728534147172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7942965524409277163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7312567249769517378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1164856414499909653" text:style-name="L9">
        <text:list-item>
          <text:list>
            <text:list-header>
              <text:p text:style-name="P51">2.3 miles on a 535 m hilly loop in Greendale Cemetery averaging 10:40/mile</text:p>
              <text:p text:style-name="P51">Sum of ascents on the 2.33 mile run: 160 feet </text:p>
              <text:p text:style-name="P51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24T21:56:58.29</dc:date>
    <dc:creator>James  Lombardi</dc:creator>
    <meta:editing-duration>P8DT13H58M26S</meta:editing-duration>
    <meta:editing-cycles>759</meta:editing-cycles>
    <meta:generator>OpenOffice/4.1.2$Win32 OpenOffice.org_project/412m3$Build-9782</meta:generator>
    <meta:document-statistic meta:table-count="0" meta:image-count="0" meta:object-count="0" meta:page-count="30" meta:paragraph-count="785" meta:word-count="9844" meta:character-count="49275"/>
  </office:meta>
</office:document-meta>
</file>